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B0000020CF1E2845AB047D702.png" manifest:media-type="image/png"/>
  <manifest:file-entry manifest:full-path="Pictures/100000010000019D00000139B4501DF2EC1DBF01.png" manifest:media-type="image/png"/>
  <manifest:file-entry manifest:full-path="Pictures/1000000100000255000002026BD3CBE9C8415C6C.png" manifest:media-type="image/png"/>
  <manifest:file-entry manifest:full-path="Pictures/10000001000001E1000002EC3DE6003A66ACDB07.png" manifest:media-type="image/png"/>
  <manifest:file-entry manifest:full-path="Pictures/10000001000000AF000000C799A3ADF36FD2C148.png" manifest:media-type="image/png"/>
  <manifest:file-entry manifest:full-path="Pictures/10000001000001CC00000186343E38BCE7D54655.png" manifest:media-type="image/png"/>
  <manifest:file-entry manifest:full-path="Pictures/100000010000028100000151E9E1D50B97A20FCB.png" manifest:media-type="image/png"/>
  <manifest:file-entry manifest:full-path="Pictures/100000010000013100000254456DD88D0A1DB6AA.png" manifest:media-type="image/png"/>
  <manifest:file-entry manifest:full-path="Pictures/100000010000018A000001F34A9E2F534EF094FA.png" manifest:media-type="image/png"/>
  <manifest:file-entry manifest:full-path="Pictures/100000010000010A000001E2F5825DDB4ECA215D.png" manifest:media-type="image/png"/>
  <manifest:file-entry manifest:full-path="Pictures/10000001000000C0000001BDD84278896248A572.png" manifest:media-type="image/png"/>
  <manifest:file-entry manifest:full-path="Pictures/10000001000002560000026D4DF7ECFF7D74CA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0dc" officeooo:paragraph-rsid="000f40dc"/>
    </style:style>
    <style:style style:name="P2" style:family="paragraph" style:parent-style-name="Standard">
      <style:text-properties officeooo:rsid="000f40dc" officeooo:paragraph-rsid="000f40dc"/>
    </style:style>
    <style:style style:name="P3" style:family="paragraph" style:parent-style-name="Standard">
      <style:paragraph-properties fo:break-before="page"/>
      <style:text-properties officeooo:rsid="000f40dc" officeooo:paragraph-rsid="000f40dc"/>
    </style:style>
    <style:style style:name="P4" style:family="paragraph" style:parent-style-name="Standard">
      <style:text-properties officeooo:rsid="001e13ac" officeooo:paragraph-rsid="001e13ac"/>
    </style:style>
    <style:style style:name="P5" style:family="paragraph" style:parent-style-name="Standard">
      <style:text-properties officeooo:rsid="00226644" officeooo:paragraph-rsid="00226644"/>
    </style:style>
    <style:style style:name="P6" style:family="paragraph" style:parent-style-name="Standard">
      <style:paragraph-properties fo:break-before="page"/>
      <style:text-properties officeooo:rsid="00226644" officeooo:paragraph-rsid="00226644"/>
    </style:style>
    <style:style style:name="P7" style:family="paragraph" style:parent-style-name="Standard">
      <style:text-properties fo:font-weight="bold" officeooo:rsid="001e13ac" officeooo:paragraph-rsid="001e13ac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e13ac" officeooo:paragraph-rsid="001e13ac" style:font-weight-asian="bold" style:font-weight-complex="bold"/>
    </style:style>
    <style:style style:name="P9" style:family="paragraph" style:parent-style-name="Standard">
      <style:text-properties fo:font-weight="bold" officeooo:rsid="00226644" officeooo:paragraph-rsid="00226644" style:font-weight-asian="bold" style:font-weight-complex="bold"/>
    </style:style>
    <style:style style:name="P10" style:family="paragraph" style:parent-style-name="Standard">
      <style:text-properties fo:font-weight="bold" officeooo:rsid="0031a78e" officeooo:paragraph-rsid="0031a78e" style:font-weight-asian="bold" style:font-weight-complex="bold"/>
    </style:style>
    <style:style style:name="T1" style:family="text">
      <style:text-properties officeooo:rsid="0019386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6" draw:name="Image1" text:anchor-type="paragraph" svg:y="0in" svg:width="6.2291in" svg:height="6.4689in" draw:z-index="0"><draw:image xlink:href="Pictures/10000001000002560000026D4DF7ECFF7D74CA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5" draw:name="Image4" text:anchor-type="paragraph" svg:y="0.0917in" svg:width="2.7709in" svg:height="5.0209in" draw:z-index="2"><draw:image xlink:href="Pictures/100000010000010A000001E2F5825DDB4ECA21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<text:span text:style-name="T1">This waveform is from a buck. Wanted just for visual</text:span></text:p>
      <text:p text:style-name="P1"/>
      <text:p text:style-name="P1"><draw:frame draw:style-name="fr3" draw:name="Image3" text:anchor-type="paragraph" svg:x="0in" svg:y="0.1453in" svg:width="4.25in" svg:height="3.75in" draw:z-index="3"><draw:image xlink:href="Pictures/10000001000001CC00000186343E38BCE7D546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5" text:anchor-type="char" svg:width="4.25in" svg:height="6.6098in" draw:z-index="4"><draw:image xlink:href="Pictures/10000001000001E1000002EC3DE6003A66ACDB0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Image2" text:anchor-type="char" svg:width="6.2189in" svg:height="5.3543in" draw:z-index="1"><draw:image xlink:href="Pictures/1000000100000255000002026BD3CBE9C8415C6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8">1.</text:p>
      <text:p text:style-name="P4"/>
      <text:p text:style-name="P4"><draw:frame draw:style-name="fr3" draw:name="Image6" text:anchor-type="paragraph" svg:x="0.2917in" svg:y="0.0972in" svg:width="1.8228in" svg:height="2.0728in" draw:z-index="5"><draw:image xlink:href="Pictures/10000001000000AF000000C799A3ADF36FD2C148.png" xlink:type="simple" xlink:show="embed" xlink:actuate="onLoad" draw:mime-type="image/png"/></draw:frame><draw:frame draw:style-name="fr3" draw:name="Image7" text:anchor-type="paragraph" svg:x="2.5799in" svg:y="0.0402in" svg:width="4.2in" svg:height="3.1799in" draw:z-index="6"><draw:image xlink:href="Pictures/100000010000019D00000139B4501DF2EC1DBF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8" text:anchor-type="char" svg:x="0.1189in" svg:y="0.1in" svg:width="2in" svg:height="4.6402in" draw:z-index="7"><draw:image xlink:href="Pictures/10000001000000C0000001BDD84278896248A57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2"/></text:p>
      <text:p text:style-name="P6"><draw:frame draw:style-name="fr3" draw:name="Image10" text:anchor-type="paragraph" svg:x="4.3098in" svg:y="-0.0972in" svg:width="2.25in" svg:height="4.7098in" draw:z-index="9"><draw:image xlink:href="Pictures/10000001000000FB0000020CF1E2845AB047D702.png" xlink:type="simple" xlink:show="embed" xlink:actuate="onLoad" draw:mime-type="image/png"/></draw:frame><draw:frame draw:style-name="fr3" draw:name="Image9" text:anchor-type="paragraph" svg:x="0.3193in" svg:y="-0.0165in" svg:width="3.5in" svg:height="4.4402in" draw:z-index="8"><draw:image xlink:href="Pictures/100000010000018A000001F34A9E2F534EF094FA.png" xlink:type="simple" xlink:show="embed" xlink:actuate="onLoad" draw:mime-type="image/png"/></draw:frame><text:span text:style-name="T2">2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1" text:anchor-type="char" svg:x="0.3799in" svg:y="0.1646in" svg:width="2.5in" svg:height="4.9in" draw:z-index="10"><draw:image xlink:href="Pictures/100000010000013100000254456DD88D0A1DB6A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3.</text:p>
      <text:p text:style-name="P10"/>
      <text:p text:style-name="P10"><draw:frame draw:style-name="fr1" draw:name="Image12" text:anchor-type="char" svg:width="6.6772in" svg:height="3.5102in" draw:z-index="11"><draw:image xlink:href="Pictures/100000010000028100000151E9E1D50B97A20FCB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0:28:15.788711169</meta:creation-date>
    <dc:date>2021-11-15T14:24:36.705929547</dc:date>
    <meta:editing-duration>PT5H39M50S</meta:editing-duration>
    <meta:editing-cycles>40</meta:editing-cycles>
    <meta:generator>LibreOffice/7.2.2.2$Linux_X86_64 LibreOffice_project/20$Build-2</meta:generator>
    <meta:document-statistic meta:table-count="0" meta:image-count="12" meta:object-count="0" meta:page-count="7" meta:paragraph-count="4" meta:word-count="13" meta:character-count="59" meta:non-whitespace-character-count="50"/>
  </office:meta>
</office:document-meta>
</file>